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VSEntry.setAuthor( final String aut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VSEntry.addFile( final String file , final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Entry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Entry.CVSEntry( final Date date , final String author , final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VSEntry.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Entry.addFile( final String file , final String revision , final String previous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Entr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Entry.getAut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